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 camarada -dice un chica con un cámara en el hombro-, que le interrumpa en su lucha de clases, tan importante...</text:p>
      <text:p text:style-name="P18">pero, ¿la dirección del cine político?</text:p>
      <text:p text:style-name="P18"/>
      <text:p text:style-name="P18">Por allí -dice Rocha, señalando a su derecha- es el cine desconocido el cine de aventura.</text:p>
      <text:list xml:id="list891066355" text:style-name="L2">
        <text:list-item>
          <text:list>
            <text:list-header>
              <text:p text:style-name="P19">Por aquí -señalando a su izquierda-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Nos proponemos en las siguientes lineas explorar la <text:span text:style-name="T2">conciencia cinematográfica</text:span> como conciencia autónoma, separada y diferente de la conciencia humana, <text:span text:style-name="T2">conciencia </text:span>más cercana a la actividad y posibilidad técnica del cine como arte, como expresión de imágenes-movimiento o como <text:span text:style-name="T2">conciencia-cámara</text:span>. En segundo lugar <text:span text:style-name="T2">la toma de conciencia, </text:span>la conquista de la conciencia como hecho emancipador del oprimido, el cine del tercer mundo, el cine peligroso, divino y maravilloso,<text:span text:style-name="T2"> </text:span>como propone <text:span text:style-name="T2">Rocha </text:span>cuando<text:span text:style-name="T2"> </text:span>encuadrado por <text:span text:style-name="T2">Godard </text:span>en <text:span text:style-name="T2">Viento del </text:span>Este.<text:span text:style-name="T2"> </text:span>Un cine donde falta un pueblo, un cine del hambre y la violencia. Un cine fallido y cancelado en su proyecto de explosión de la conciencia como razona <text:span text:style-name="T2">Deleuze.</text:span></text:p>
      <text:p text:style-name="P6"/>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text:soft-page-break/>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d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sus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a la objetividad como movimiento físico en el mundo exterior: <text:span text:style-name="T2">“...Hemos observado que la percepción era doble, o, mejor dicho, que tenía una doble referencia: puede ser objetiva o subjetiva. Pero la dificultad está en saber de qué manera se presentan en el cine una imagen-percepción objetiva y una imagen-percepcíón subjetiva...</text:span>”.</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espectador ve al personaje de tal manera que, tarde o temprano, pueda enunciar lo que éste supuestamente ve)...”.</text:span><text:span text:style-name="T2"><text:note text:id="ftn23" text:note-class="footnote"><text:note-citation>3</text:note-citation><text:note-body><text:p text:style-name="Footnote">Ibid. pag112</text:p></text:note-body></text:note></text:span></text:p>
      <text:p text:style-name="P6"><text:span text:style-name="T2"/></text:p>
      <text:p text:style-name="P6"><text:soft-page-break/><text:span text:style-name="T2"><text:tab/></text:span>Identifiqu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á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5</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s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la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la confrontación de elementos: </text:p>
      <text:p text:style-name="P6"/>
      <text:p text:style-name="P8"><text:tab/><text:span text:style-name="T2">“...La oposición esta al servicio de la unidad dialéctica, y marca su progresión de la situación de partida 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span>.<text:note text:id="ftn5" text:note-class="footnote"><text:note-citation>7</text:note-citation><text:note-body><text:p text:style-name="Footnote">ibid</text:p></text:note-body></text:note> </text:p>
      <text:p text:style-name="P6"/>
      <text:p text:style-name="P6"><text:tab/>Serguéi Eisenstein<text:note text:id="ftn6" text:note-class="footnote"><text:note-citation>8</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text:soft-page-break/>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1</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parece plantearse que la toma de conciencia no es un acto de la razón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veintidós festivales internacionales...”.</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solamente concientizando su única posibilidad, la violencia, el colonizado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Footnote">ibid</text:p></text:note-body></text:note></text:span></text:p>
      <text:p text:style-name="P6"/>
      <text:p text:style-name="P6"><text:tab/>El cine político posee un importante desarrollo en latinoamericano, se habla del <text:span text:style-name="T2">tercer cine, el cine imperfecto, el cine como arma de combate o el Cinema Novo. </text:span>El <text:span text:style-name="T2">Cinema Novo</text:span> coloca al cine en el mundo para que se ocupe y preocupe de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text:span>proponen los siguiente sobre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Footnote">El cine de las historias de la revolución (2002), Octavio Getino y Susana Velleggia.</text:p></text:note-body></text:note></text:span></text:p>
      <text:p text:style-name="P4"/>
      <text:p text:style-name="P6"><text:soft-page-break/><text:span text:style-name="T2"><text:tab/></text:span>El proyecto de <text:span text:style-name="T2">Glauber Rocha</text:span><text:span text:style-name="T2"><text:note text:id="ftn13" text:note-class="footnote"><text:note-citation>15</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una sociedad. Como consecuencia de la cultura del hambre esta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y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l problema, es necesario, entonces, destacar la aceptación del espectador brasileño al </text:span>Cinema Novo<text:span text:style-name="T3"> como medida de las transformaciones de conciencia que logró. Desafortunadamente como ocurre actualmente con el cine latinoamericano el </text:span>Cinema Novo<text:span text:style-name="T3"> conquistó festivales y a la critica internacional, </text:span><text:soft-page-break/><text:span text:style-name="T3">posiblemente explotando el interés del primer mundo en la miseria del tercer mundo, pero el numero de espectadores locales y en consecuencia la posible afectación en su conciencia es reducida,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Para los europeos es un extraño surrealismo tropical. Para los brasileños es una vergüenza nacional. El brasileño no come, pero tiene vergüenza de decir eso; y sobre todo, no sabe de dónde viene este hambre...”.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text:soft-page-break/>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9</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1</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2</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text:span><text:soft-page-break/><text:span text:style-name="T2">ficticios, pero poniéndolos en estado de «ficcionar», de «leyendar», de «fabular»...”.</text:span><text:span text:style-name="T2"><text:note text:id="ftn22" text:note-class="footnote"><text:note-citation>23</text:note-citation><text:note-body><text:p text:style-name="Footnote">Ibid. pag293</text:p></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4</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7T12:17:45</dc:date>
    <meta:editing-duration>P2DT3H8M35S</meta:editing-duration>
    <meta:editing-cycles>23</meta:editing-cycles>
    <meta:generator>LibreOffice/3.5$Linux_X86_64 LibreOffice_project/350m1$Build-2</meta:generator>
    <meta:document-statistic meta:table-count="0" meta:image-count="0" meta:object-count="0" meta:page-count="8" meta:paragraph-count="90" meta:word-count="4228" meta:character-count="26139" meta:non-whitespace-character-count="21933"/>
  </office:meta>
</office:document-meta>
</file>